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paragraph-rsid="00078380"/>
    </style:style>
    <style:style style:name="P2" style:family="paragraph" style:parent-style-name="Standard">
      <style:text-properties style:text-underline-style="none" officeooo:paragraph-rsid="00078380"/>
    </style:style>
    <style:style style:name="T1" style:family="text">
      <style:text-properties officeooo:rsid="000783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ateway: Programming language choice</text:span></text:p>
      <text:p text:style-name="P1"><text:span text:style-name="T1"/></text:p>
      <text:p text:style-name="P2"><text:span text:style-name="T1">To start programming a choice had to be made. Which language would we write the gateway in. Since we only knew Java, C++ and C these languages had our preference.</text:span></text:p>
      <text:p text:style-name="P2"><text:span text:style-name="T1"/></text:p>
      <text:p text:style-name="P2"><text:span text:style-name="T1">The easiest language is definitely java. It is easy because a lot of libraries are already included in the language. For a gateway several libraries are necessary. A HTTP library to send requests to ipsum and receive requests directly from the web application. Second, an XML or JSON library to format data in these HTTP requests. Since Ipsum uses XML the rest of the gateway also uses XML.</text:span></text:p>
      <text:p text:style-name="P2"><text:span text:style-name="T1"/></text:p>
      <text:p text:style-name="P2"><text:span text:style-name="T1">On the other side there is the zigbee network which communicates using RS232. In java this serial communication is also build in. In C or C++ it depends on the OS, for linux you can use read and write to filedescriptors.</text:span></text:p>
      <text:p text:style-name="P2"><text:span text:style-name="T1"/></text:p>
      <text:p text:style-name="P2"><text:span text:style-name="T1">But since this software should also run on an embedded device java was eliminated as an option.</text:span></text:p>
      <text:p text:style-name="P2"><text:span text:style-name="T1"/></text:p>
      <text:p text:style-name="P2"><text:span text:style-name="T1">So this leaves C and C++. They are both equally fast in execution but C++ is easier to develop since <text:s/>it support more libraries (libraries for C van also be used in C++ but not the other way around) and it has a lot more typechecking so that code that compiles will probably also execute without segmentation errors. In C there is a lot of static casting to void pointers and this often results in harder to find bugs. C++ also supports objects and classes that make it easier to create a larger program. There are several other advantages in C++ over 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el Storms</meta:initial-creator>
    <meta:creation-date>2013-04-10T13:12:10</meta:creation-date>
    <dc:date>2013-04-10T13:24:20</dc:date>
    <dc:creator>Roel Storms</dc:creator>
    <meta:editing-duration>P0D</meta:editing-duration>
    <meta:editing-cycles>1</meta:editing-cycles>
    <meta:document-statistic meta:table-count="0" meta:image-count="0" meta:object-count="0" meta:page-count="1" meta:paragraph-count="6" meta:word-count="263" meta:character-count="1458" meta:non-whitespace-character-count="1199"/>
    <meta:generator>LibreOffice/3.6$Linux_X86_64 LibreOffice_project/360m1$Build-2</meta:generator>
  </office:meta>
</office:document-meta>
</file>